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top="0.1665in" fo:margin-bottom="0.1665in" loext:contextual-spacing="false" fo:line-height="100%"/>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10" style:family="paragraph" style:parent-style-name="Standard" style:list-style-name="WWNum2">
      <style:paragraph-properties fo:margin-left="0.5in" fo:margin-right="0in" fo:margin-top="0in" fo:margin-bottom="0in" loext:contextual-spacing="false" fo:text-indent="-0.25in" style:auto-text-indent="false"/>
    </style:style>
    <style:style style:name="P11"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12"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13"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1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8" style:family="paragraph" style:parent-style-name="Standard">
      <style:paragraph-properties fo:break-before="auto" fo:break-after="auto"/>
    </style:style>
    <style:style style:name="P19" style:family="paragraph" style:parent-style-name="Heading_20_1" style:list-style-name="WWNum4"/>
    <style:style style:name="P20" style:family="paragraph" style:parent-style-name="Heading_20_1" style:list-style-name="WWNum4">
      <style:paragraph-properties fo:margin-top="0.0398in" fo:margin-bottom="0in" loext:contextual-spacing="false"/>
    </style:style>
    <style:style style:name="P21" style:family="paragraph" style:parent-style-name="Heading_20_1" style:list-style-name="WWNum4">
      <style:paragraph-properties fo:margin-top="0in" fo:margin-bottom="0in" loext:contextual-spacing="false"/>
    </style:style>
    <style:style style:name="P22" style:family="paragraph" style:parent-style-name="Heading_20_1" style:list-style-name="WWNum4">
      <style:paragraph-properties fo:margin-top="0in" fo:margin-bottom="0.0429in" loext:contextual-spacing="false"/>
    </style:style>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color="#1155cc" style:text-underline-style="solid" style:text-underline-width="auto" style:text-underline-color="font-color"/>
    </style:style>
    <style:style style:name="T1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Informáticos</text:span><text:span text:style-name="T2"><text:line-break/></text:span><text:span text:style-name="T3">Unidad 05. Guía de estudio</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3.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5. Linux</text:span></text:p>
      <text:list xml:id="list2181981854" text:style-name="WWNum4">
        <text:list-item>
          <text:p text:style-name="P19"><text:bookmark text:name="_dbh0n1vac4c8"/>Fechas</text:p>
        </text:list-item>
      </text:list>
      <text:p text:style-name="P6">Del 27/10/2025 al 16/11/2025. La duración de la unidad es de 3 semanas (24 horas).</text:p>
      <text:list xml:id="list93158585251257" text:continue-numbering="true" text:style-name="WWNum4">
        <text:list-item>
          <text:p text:style-name="P20"><text:bookmark text:name="_35ynxtfrmuvw"/>Conocimientos previos</text:p>
        </text:list-item>
      </text:list>
      <text:list xml:id="list4189244595" text:style-name="WWNum1">
        <text:list-item>
          <text:p text:style-name="P7">Unidad 03. Fundamentos de sistemas operativos.</text:p>
        </text:list-item>
        <text:list-item>
          <text:p text:style-name="P7">Unidad 04. Máquinas virtuales y contenedores.</text:p>
        </text:list-item>
      </text:list>
      <text:list xml:id="list93158365205315" text:continue-list="list93158585251257" text:style-name="WWNum4">
        <text:list-item>
          <text:p text:style-name="P21"><text:bookmark text:name="_1w7nzw2o20ar"/><text:s/>Objetivos</text:p>
        </text:list-item>
      </text:list>
      <text:list xml:id="list1481810602" text:style-name="WWNum2">
        <text:list-item>
          <text:p text:style-name="P10">Aprender qué es Linux.</text:p>
        </text:list-item>
        <text:list-item>
          <text:p text:style-name="P10">Aprender qué es una distribución.</text:p>
        </text:list-item>
        <text:list-item>
          <text:p text:style-name="P10">Conocer los diferentes tipos de licencias.</text:p>
        </text:list-item>
        <text:list-item>
          <text:p text:style-name="P10">Aprender a instalar Linux.</text:p>
        </text:list-item>
        <text:list-item>
          <text:p text:style-name="P10">Aprender cómo Linux reconoce los dispositivos.</text:p>
        </text:list-item>
        <text:list-item>
          <text:p text:style-name="P10">Aprender a crear varias particiones.</text:p>
        </text:list-item>
        <text:list-item>
          <text:p text:style-name="P10"><text:soft-page-break/>Aprender a instalar programas en Linux.</text:p>
        </text:list-item>
        <text:list-item>
          <text:p text:style-name="P10">Aprender comandos básicos de Linux.</text:p>
        </text:list-item>
        <text:list-item>
          <text:p text:style-name="P10">Aprender a gestionar usuarios y grupos.</text:p>
        </text:list-item>
        <text:list-item>
          <text:p text:style-name="P10">Aprender a establecer permisos en archivos y directorios.ries.</text:p>
        </text:list-item>
      </text:list>
      <text:list xml:id="list93159572781569" text:continue-list="list93158365205315" text:style-name="WWNum4">
        <text:list-item>
          <text:p text:style-name="P22"><text:bookmark text:name="_u76wnfr4jev9"/>Contenidos</text:p>
        </text:list-item>
      </text:list>
      <text:p text:style-name="P6">Es muy importante usar como referencia este libro gratuito sobre la línea de comandos de Linux: <text:a xlink:type="simple" xlink:href="http://linuxcommand.org/tlcl.php" text:style-name="ListLabel_20_37" text:visited-style-name="ListLabel_20_37"><text:span text:style-name="T9">http://linuxcommand.org/tlcl.php</text:span></text:a> Los contenidos son:</text:p>
      <text:list xml:id="list2913332295" text:style-name="WWNum5">
        <text:list-item>
          <text:p text:style-name="P11">Qué es Linux.</text:p>
        </text:list-item>
        <text:list-item>
          <text:p text:style-name="P8">Licencias de software.</text:p>
        </text:list-item>
        <text:list-item>
          <text:p text:style-name="P8">Instalación.</text:p>
        </text:list-item>
        <text:list-item>
          <text:p text:style-name="P8">Aplicaciones.</text:p>
        </text:list-item>
        <text:list-item>
          <text:p text:style-name="P8">Usuarios, grupos y permisos.</text:p>
        </text:list-item>
        <text:list-item>
          <text:p text:style-name="P8">Comandos principales.</text:p>
        </text:list-item>
      </text:list>
      <text:list xml:id="list93159764582250" text:continue-list="list93159572781569" text:style-name="WWNum4">
        <text:list-item>
          <text:p text:style-name="P22"><text:bookmark text:name="_a1okclatiswm"/>Actividades</text:p>
        </text:list-item>
      </text:list>
      <text:p text:style-name="Standard">Actividades de instalación de un sistema Linux con una configuración determinada y uso de comandos de Linux.</text:p>
      <text:list xml:id="list93157648297527" text:continue-numbering="true" text:style-name="WWNum4">
        <text:list-item>
          <text:p text:style-name="P19"><text:bookmark text:name="_7kljffjw728v"/>Recomendaciones</text:p>
        </text:list-item>
      </text:list>
      <text:p text:style-name="P6">Esta es una unidad amplia y práctica. Lo más importante es familiarizarse con Linux. Hay pocos conceptos, pero se necesita mucha práctica con ellos. También es muy importante acudir al TC con los conceptos principales estudiados. Es muy importante:</text:p>
      <text:list xml:id="list2547235285" text:style-name="WWNum3">
        <text:list-item>
          <text:p text:style-name="P12">Conocer los diferentes tipos de licencias de software.</text:p>
        </text:list-item>
        <text:list-item>
          <text:p text:style-name="P9">Instalar Linux de manera personalizada.</text:p>
        </text:list-item>
        <text:list-item>
          <text:p text:style-name="P9">Comprender cómo Linux reconoce los dispositivos.</text:p>
        </text:list-item>
        <text:list-item>
          <text:p text:style-name="P9">Aprender a instalar programas.</text:p>
        </text:list-item>
        <text:list-item>
          <text:p text:style-name="P9">Aprender a gestionar usuarios, grupos y permisos.</text:p>
        </text:list-item>
        <text:list-item>
          <text:p text:style-name="P13">Aprender los comandos básicos de Linu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5. Linux</text:span></text:p>
      </style:header>
      <style:footer>
        <text:p text:style-name="MP4"><text:span text:style-name="MT1">CFGS DAM/DAW<text:tab/><text:tab/>Unidad 05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41" meta:word-count="273" meta:character-count="1717" meta:non-whitespace-character-count="1511"/>
    <meta:generator>LibreOfficeDev/6.0.5.2$Linux_X86_64 LibreOffice_project/</meta:generator>
  </office:meta>
</office:document-meta>
</file>